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29pt"/>
    </style:style>
    <style:style style:name="co2" style:family="table-column">
      <style:table-column-properties fo:break-before="auto" style:column-width="67.66pt"/>
    </style:style>
    <style:style style:name="co3" style:family="table-column">
      <style:table-column-properties fo:break-before="auto" style:column-width="102.5pt"/>
    </style:style>
    <style:style style:name="co4" style:family="table-column">
      <style:table-column-properties fo:break-before="auto" style:column-width="159.05pt"/>
    </style:style>
    <style:style style:name="co5" style:family="table-column">
      <style:table-column-properties fo:break-before="auto" style:column-width="84.3pt"/>
    </style:style>
    <style:style style:name="co6" style:family="table-column">
      <style:table-column-properties fo:break-before="auto" style:column-width="76.76pt"/>
    </style:style>
    <style:style style:name="co7" style:family="table-column">
      <style:table-column-properties fo:break-before="auto" style:column-width="116.1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/>
      <style:text-properties fo:color="#000000"/>
    </style:style>
    <style:style style:name="ce5" style:family="table-cell" style:parent-style-name="Default">
      <style:table-cell-properties fo:background-color="#ffff66"/>
      <style:text-properties fo:color="#000000"/>
    </style:style>
    <style:style style:name="ce6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riginal Solver</text:p>
          </table:table-cell>
          <table:table-cell office:value-type="string" calcext:value-type="string">
            <text:p>Solution Replacement</text:p>
          </table:table-cell>
          <table:table-cell office:value-type="string" calcext:value-type="string">
            <text:p>Random generated Initial Solution</text:p>
          </table:table-cell>
          <table:table-cell table:style-name="ce1" office:value-type="string" calcext:value-type="string">
            <text:p>Column Traverse</text:p>
          </table:table-cell>
          <table:table-cell office:value-type="string" calcext:value-type="string">
            <text:p>Statistic Solver</text:p>
          </table:table-cell>
          <table:table-cell office:value-type="string" calcext:value-type="string">
            <text:p>Population Based Solver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6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6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6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715" calcext:value-type="float">
            <text:p>71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744" calcext:value-type="float">
            <text:p>7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751" calcext:value-type="float">
            <text:p>75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94" calcext:value-type="float">
            <text:p>394</text:p>
          </table:table-cell>
        </table:table-row>
      </table:table>
      <table:table table:name="sameP" table:style-name="ta1">
        <table:table-column table:style-name="co1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table:number-columns-repeated="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number-columns-repeated="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4" calcext:value-type="float">
            <text:p>54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4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6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6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table:number-columns-repeated="6"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6" calcext:value-type="float">
            <text:p>266</text:p>
          </table:table-cell>
          <table:table-cell table:number-columns-repeated="5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number-columns-repeated="6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3497" calcext:value-type="float">
            <text:p>3497</text:p>
          </table:table-cell>
        </table:table-row>
      </table:table>
      <table:table table:name="diffP" table:style-name="ta1">
        <table:table-column table:style-name="co1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6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6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4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4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number-columns-repeated="4" office:value-type="float" office:value="270" calcext:value-type="float">
            <text:p>270</text:p>
          </table:table-cell>
          <table:table-cell table:number-columns-repeated="2" table:style-name="ce3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table:style-name="ce4" office:value-type="float" office:value="412" calcext:value-type="float">
            <text:p>412</text:p>
          </table:table-cell>
          <table:table-cell table:style-name="ce5" office:value-type="float" office:value="412" calcext:value-type="float">
            <text:p>412</text:p>
          </table:table-cell>
        </table:table-row>
      </table:table>
      <table:table table:name="reduceS" table:style-name="ta1">
        <table:table-column table:style-name="co1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6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6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655" calcext:value-type="float">
            <text:p>1655</text:p>
          </table:table-cell>
        </table:table-row>
      </table:table>
      <table:table table:name="reduceDiff" table:style-name="ta1">
        <table:table-column table:style-name="co1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6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3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4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3"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3"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table:style-name="ce6"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</table:table-row>
      </table:table>
      <table:table table:name="staS" table:style-name="ta1">
        <table:table-column table:style-name="co1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6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5" office:value-type="float" office:value="54" calcext:value-type="float">
            <text:p>54</text:p>
          </table:table-cell>
          <table:table-cell table:style-name="ce2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4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number-columns-repeated="6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Brock800_4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table:number-columns-repeated="3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6" office:value-type="float" office:value="2265" calcext:value-type="float">
            <text:p>2265</text:p>
          </table:table-cell>
          <table:table-cell table:style-name="ce6" office:value-type="float" office:value="3430" calcext:value-type="float">
            <text:p>3430</text:p>
          </table:table-cell>
        </table:table-row>
      </table:table>
      <table:table table:name="staD" table:style-name="ta1">
        <table:table-column table:style-name="co1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6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5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5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number-columns-repeated="5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table:number-columns-repeated="3" office:value-type="float" office:value="263" calcext:value-type="float">
            <text:p>263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353" calcext:value-type="float">
            <text:p>353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</table:table-row>
      </table:table>
      <table:table table:name="tabu" table:style-name="ta1">
        <table:table-column table:style-name="co1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6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2545" calcext:value-type="float">
            <text:p>2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6:11:50.240513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6:28:30.649249069</meta:creation-date>
    <dc:date>2017-02-02T18:13:12.779496644</dc:date>
    <meta:editing-duration>PT6H15M10S</meta:editing-duration>
    <meta:editing-cycles>232</meta:editing-cycles>
    <meta:generator>LibreOffice/5.1.4.2$Linux_X86_64 LibreOffice_project/10m0$Build-2</meta:generator>
    <meta:document-statistic meta:table-count="8" meta:cell-count="3864" meta:object-count="0"/>
  </office:meta>
</office:document-meta>
</file>